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825cm"/>
    </style:style>
    <style:style style:name="ro2" style:family="table-row">
      <style:table-row-properties style:row-height="2.83cm"/>
    </style:style>
    <style:style style:name="ce1" style:family="table-cell">
      <loext:graphic-properties draw:fill="solid" draw:fill-color="#add58a"/>
      <style:paragraph-properties fo:border="1.7pt solid #000000"/>
      <style:text-properties fo:color="#000000" fo:font-size="18pt" fo:background-color="#f58220" style:font-size-asian="18pt" style:font-size-complex="18pt"/>
    </style:style>
    <style:style style:name="ce2" style:family="table-cell">
      <loext:graphic-properties draw:fill="solid" draw:fill-color="#add58a"/>
      <style:paragraph-properties fo:margin-top="0cm" fo:margin-bottom="0cm" fo:border="1.7pt solid #000000"/>
      <style:text-properties fo:color="#000000" fo:font-size="18pt" fo:background-color="#f58220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8.479cm" svg:x="3.478cm" svg:y="10.282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635cm" svg:height="1.862cm" svg:x="3.213cm" svg:y="18.8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746cm" svg:height="1.038cm" svg:x="2.197cm" svg:y="20.704cm">
          <draw:text-box>
            <text:p><text:span text:style-name="T1">Départ</text:span></text:p>
          </draw:text-box>
        </draw:frame>
        <draw:custom-shape draw:style-name="gr1" draw:text-style-name="P1" draw:layer="layout" svg:width="0.635cm" svg:height="1.862cm" draw:transform="rotate (-3.12413936106985) translate (17.862cm 10.18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94cm" svg:height="1.038cm" svg:x="15.92cm" svg:y="7.282cm">
          <draw:text-box>
            <text:p><text:span text:style-name="T1">Arrivée</text:span></text:p>
          </draw:text-box>
        </draw:frame>
        <draw:custom-shape draw:style-name="gr4" draw:text-style-name="P3" draw:layer="layout" svg:width="2.667cm" svg:height="1.016cm" svg:x="9.939cm" svg:y="4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667cm" svg:height="1.016cm" draw:transform="rotate (1.5707963267949) translate (13.495cm 5.1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4.126cm" svg:height="1.195cm" svg:x="5.572cm" svg:y="4.044cm">
          <draw:text-box>
            <text:p><text:span text:style-name="T2">Actions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solid" draw:fill-color="#f5822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4.6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9:21:07.146673027</meta:creation-date>
    <dc:date>2019-10-30T19:51:40.287610360</dc:date>
    <meta:editing-duration>PT4M35S</meta:editing-duration>
    <meta:editing-cycles>3</meta:editing-cycles>
    <meta:generator>LibreOffice/6.0.7.3$Linux_X86_64 LibreOffice_project/00m0$Build-3</meta:generator>
    <meta:document-statistic meta:object-count="8"/>
  </office:meta>
</office:document-meta>
</file>